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ff0000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Standard">
      <style:paragraph-properties fo:margin-left="0.5in" fo:margin-right="0in" fo:text-indent="0in" style:auto-text-indent="false"/>
    </style:style>
    <style:style style:name="P5" style:family="paragraph" style:parent-style-name="Standard">
      <style:paragraph-properties fo:margin-left="0.5in" fo:margin-right="0in" fo:margin-top="0in" fo:margin-bottom="0.139in" fo:line-height="115%" fo:text-indent="0in" style:auto-text-indent="false" fo:background-color="#ffffff" fo:padding="0in" fo:border="none">
        <style:background-image/>
      </style:paragraph-properties>
    </style:style>
    <style:style style:name="P6" style:family="paragraph" style:parent-style-name="Standard">
      <style:paragraph-properties fo:margin-left="0.5in" fo:margin-right="0in" fo:margin-top="0in" fo:margin-bottom="0.139in" fo:line-height="100%" fo:text-indent="0in" style:auto-text-indent="false" fo:background-color="#ffffff" fo:padding="0in" fo:border="none">
        <style:background-image/>
      </style:paragraph-properties>
    </style:style>
    <style:style style:name="P7" style:family="paragraph" style:parent-style-name="Standard">
      <style:paragraph-properties fo:margin-top="0in" fo:margin-bottom="0.139in" fo:line-height="115%" fo:background-color="#ffffff" fo:padding="0in" fo:border="none">
        <style:background-image/>
      </style:paragraph-properties>
    </style:style>
    <style:style style:name="P8" style:family="paragraph" style:parent-style-name="Standard">
      <style:paragraph-properties fo:margin-top="0in" fo:margin-bottom="0.139in" fo:line-height="115%" fo:background-color="#ffffff" fo:padding="0in" fo:border="none">
        <style:background-image/>
      </style:paragraph-properties>
      <style:text-properties fo:color="#ff0000"/>
    </style:style>
    <style:style style:name="P9" style:family="paragraph" style:parent-style-name="Standard">
      <style:paragraph-properties fo:margin-top="0in" fo:margin-bottom="0.139in" fo:line-height="115%" fo:background-color="#ffffff" fo:padding="0in" fo:border="none">
        <style:background-image/>
      </style:paragraph-properties>
      <style:text-properties fo:font-size="11pt" style:font-size-asian="11pt" style:font-size-complex="11pt"/>
    </style:style>
    <style:style style:name="P10" style:family="paragraph" style:parent-style-name="Standard">
      <style:paragraph-properties fo:margin-top="0in" fo:margin-bottom="0.139in" fo:line-height="115%" fo:background-color="#ffffff" fo:padding="0in" fo:border="none">
        <style:background-image/>
      </style:paragraph-properties>
      <style:text-properties fo:color="#111111"/>
    </style:style>
    <style:style style:name="P11" style:family="paragraph" style:parent-style-name="Standard">
      <style:paragraph-properties fo:margin-top="0in" fo:margin-bottom="0.139in" fo:line-height="115%" fo:background-color="#ffffff" fo:padding="0in" fo:border="none">
        <style:background-image/>
      </style:paragraph-properties>
      <style:text-properties fo:color="#ff3333" fo:background-color="#ffffff"/>
    </style:style>
    <style:style style:name="P12" style:family="paragraph" style:parent-style-name="Standard">
      <style:paragraph-properties fo:margin-top="0in" fo:margin-bottom="0.139in" fo:line-height="115%" fo:background-color="#ffffff" fo:padding="0in" fo:border="none">
        <style:background-image/>
      </style:paragraph-properties>
      <style:text-properties fo:color="#ff3333"/>
    </style:style>
    <style:style style:name="T1" style:family="text">
      <style:text-properties fo:color="#ff0000"/>
    </style:style>
    <style:style style:name="T2" style:family="text">
      <style:text-properties fo:font-variant="normal" fo:text-transform="none" fo:font-size="11pt" style:font-size-asian="11pt" style:font-size-complex="11pt"/>
    </style:style>
    <style:style style:name="T3" style:family="text">
      <style:text-properties fo:font-variant="normal" fo:text-transform="none" fo:color="#ff0000" fo:font-size="11pt" style:font-size-asian="11pt" style:font-size-complex="11pt"/>
    </style:style>
    <style:style style:name="T4" style:family="text">
      <style:text-properties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/* En AZ 1 RECOMMENDATION SAHIBI KULLANICILAR */</text:span></text:p>
      <text:p text:style-name="Standard"/>
      <text:p text:style-name="P4">SELECT linkedin_user.FName</text:p>
      <text:p text:style-name="P4">FROM LINKEDIN_USER linkedin_user</text:p>
      <text:p text:style-name="P4">WHERE EXISTS(</text:p>
      <text:p text:style-name="P4">SELECT *</text:p>
      <text:p text:style-name="P4">FROM RECOMMENDATION</text:p>
      <text:p text:style-name="P4">WHERE RECOMMENDATION.ToUserId = linkedin_user.UserId);</text:p>
      <text:p text:style-name="Standard"/>
      <text:p text:style-name="Standard"><text:span text:style-name="T1">/* IZMIR'DE YAŞAYAN DATABASE SKILL ine sahip kullanıcılar*/</text:span></text:p>
      <text:p text:style-name="Standard"/>
      <text:p text:style-name="P4">SELECT LINKEDIN_USER.Fname , LINKEDIN_USER.Lname , LINKEDIN_USER.Email</text:p>
      <text:p text:style-name="P4">FROM LINKEDIN_USER linkedin_user</text:p>
      <text:p text:style-name="P4">WHERE EXISTS</text:p>
      <text:p text:style-name="P4">(</text:p>
      <text:p text:style-name="P4">SELECT *</text:p>
      <text:p text:style-name="P4">FROM CREATOR_PROFILE,PROFILE_INFO</text:p>
      <text:p text:style-name="P4">WHERE linkedin_user.CreatorId = CREATOR_PROFILE.CreatorId AND CREATOR_PROFILE.ProfileId = PROFILE_INFO.ProfileId</text:p>
      <text:p text:style-name="P4">AND PROFILE_INFO.InfoName = 'DATABASE' AND CREATOR_PROFILE.CityName = '?zmir' AND PROFILE_INFO.ProfileInfoType = 'SKILL'</text:p>
      <text:p text:style-name="P4">)</text:p>
      <text:p text:style-name="Standard"><text:span text:style-name="T1">/* EN AZ 1 ARTICLE SAHIBI KULLANICILAR */</text:span></text:p>
      <text:p text:style-name="P1"/>
      <text:p text:style-name="P4">SELECT LINKEDIN_USER.FName,COUNT(*) AS ARTICLE_COUNT</text:p>
      <text:p text:style-name="P4">FROM LINKEDIN_USER,ARTICLE</text:p>
      <text:p text:style-name="P4">WHERE ARTICLE.UserId = LINKEDIN_USER.UserId</text:p>
      <text:p text:style-name="P4">GROUP BY LINKEDIN_USER.FName</text:p>
      <text:p text:style-name="P4">HAVING COUNT(*) &gt;= 1</text:p>
      <text:p text:style-name="Standard"/>
      <text:p text:style-name="Standard"><text:span text:style-name="T1">/* İZMİRDE YAŞAYAN İŞ İLANINA BAŞVURMAYAN KULLANICILAR */</text:span></text:p>
      <text:p text:style-name="P4">SELECT LINKEDIN_USER.FName</text:p>
      <text:p text:style-name="P4">FROM LINKEDIN_USER linkedin_user</text:p>
      <text:p text:style-name="P4">WHERE <text:s/>EXISTS(</text:p>
      <text:p text:style-name="P4">SELECT *</text:p>
      <text:p text:style-name="P4">FROM CREATOR_PROFILE</text:p>
      <text:p text:style-name="P4">WHERE CREATOR_PROFILE.CreatorId = linkedin_user.CreatorId AND CREATOR_PROFILE.CityName = '?zmir'</text:p>
      <text:p text:style-name="P4">AND</text:p>
      <text:p text:style-name="P4">NOT EXISTS</text:p>
      <text:p text:style-name="P4">(SELECT *</text:p>
      <text:p text:style-name="P4">FROM JOB_APPLY,JOB_ANNOUNCEMENT</text:p>
      <text:p text:style-name="P4">WHERE JOB_APPLY.AdvertisementId = JOB_ANNOUNCEMENT.AdvertisementId AND JOB_APPLY.UserId = linkedin_user.UserId</text:p>
      <text:p text:style-name="P4">AND JOB_ANNOUNCEMENT.AdvertisementId = 1</text:p>
      <text:p text:style-name="P4">));</text:p>
      <text:p text:style-name="Standard"><text:soft-page-break/></text:p>
      <text:p text:style-name="Standard"/>
      <text:p text:style-name="Standard"><text:span text:style-name="T1">/* ILGILI ILANA BAŞVURMAYAN X YETENEĞE SAHİP KULLANICILAR */</text:span></text:p>
      <text:p text:style-name="Standard"/>
      <text:p text:style-name="P4">SELECT LINKEDIN_USER.FName</text:p>
      <text:p text:style-name="P4">FROM LINKEDIN_USER linkedin_user</text:p>
      <text:p text:style-name="P4">WHERE <text:s/>EXISTS(</text:p>
      <text:p text:style-name="P4">SELECT *</text:p>
      <text:p text:style-name="P4">FROM CREATOR_PROFILE,PROFILE_INFO</text:p>
      <text:p text:style-name="P4">WHERE linkedin_user.CreatorId = CREATOR_PROFILE.CreatorId AND PROFILE_INFO.ProfileId = CREATOR_PROFILE.ProfileId</text:p>
      <text:p text:style-name="P4">AND PROFILE_INFO.InfoName = 'ASP.NET' AND PROFILE_INFO.ProfileInfoType = 'SKILL'</text:p>
      <text:p text:style-name="P4">AND</text:p>
      <text:p text:style-name="P4">NOT EXISTS</text:p>
      <text:p text:style-name="P4">(SELECT *</text:p>
      <text:p text:style-name="P4">FROM JOB_APPLY,JOB_ANNOUNCEMENT</text:p>
      <text:p text:style-name="P4">WHERE JOB_APPLY.AdvertisementId = JOB_ANNOUNCEMENT.AdvertisementId AND JOB_APPLY.UserId = linkedin_user.UserId</text:p>
      <text:p text:style-name="P4">AND JOB_ANNOUNCEMENT.AdvertisementId = 1</text:p>
      <text:p text:style-name="P4">));</text:p>
      <text:p text:style-name="Standard"/>
      <text:p text:style-name="Standard"><text:span text:style-name="T1">/* AKTİF İŞİ OLMAYAN VE İŞ TECRUBESİ BULUNAN KULLANICILAR <text:s/>*/</text:span></text:p>
      <text:p text:style-name="P4">SELECT CREATOR_PROFILE.ProfileId,LINKEDIN_USER.FName</text:p>
      <text:p text:style-name="P4">FROM CREATOR_PROFILE,PROFILE_INFO,EXPERIENCE,LINKEDIN_USER</text:p>
      <text:p text:style-name="P4">WHERE CREATOR_PROFILE.CreatorId = LINKEDIN_USER.CreatorId AND PROFILE_INFO.ProfileId = CREATOR_PROFILE.ProfileId</text:p>
      <text:p text:style-name="P4">AND PROFILE_INFO.ProfileId = EXPERIENCE.ProfileId AND PROFILE_INFO.ProfileInfoId = EXPERIENCE.ProfileInfoId</text:p>
      <text:p text:style-name="P4">GROUP BY CREATOR_PROFILE.ProfileId,LINKEDIN_USER.FName</text:p>
      <text:p text:style-name="P4">MINUS</text:p>
      <text:p text:style-name="P4">SELECT CREATOR_PROFILE.ProfileId,LINKEDIN_USER.FName</text:p>
      <text:p text:style-name="P4">FROM CREATOR_PROFILE,PROFILE_INFO,EXPERIENCE,LINKEDIN_USER</text:p>
      <text:p text:style-name="P4">WHERE CREATOR_PROFILE.CreatorId = LINKEDIN_USER.CreatorId AND PROFILE_INFO.ProfileId = CREATOR_PROFILE.ProfileId</text:p>
      <text:p text:style-name="P4">AND PROFILE_INFO.ProfileId = EXPERIENCE.ProfileId AND PROFILE_INFO.ProfileInfoId = EXPERIENCE.ProfileInfoId AND</text:p>
      <text:p text:style-name="P4">EXPERIENCE.EndDate IS NULL</text:p>
      <text:p text:style-name="P4">GROUP BY CREATOR_PROFILE.ProfileId,LINKEDIN_USER.FName</text:p>
      <text:p text:style-name="Standard"/>
      <text:p text:style-name="P8"><text:span text:style-name="T2">/*HEDY LAMARR KULLANICISININ TAKIP ETTIGI COMPANYLER VE USERLARIN POSTLARINI LISTELEYEN SORGU*/</text:span></text:p>
      <text:p text:style-name="P6"><text:span text:style-name="T2">SELECT Text</text:span></text:p>
      <text:p text:style-name="P6"><text:span text:style-name="T2">FROM POST</text:span></text:p>
      <text:p text:style-name="P6"><text:span text:style-name="T2">WHERE POST.ActionId IN (</text:span></text:p>
      <text:p text:style-name="P6"><text:soft-page-break/><text:span text:style-name="T2">(</text:span></text:p>
      <text:p text:style-name="P6"><text:span text:style-name="T2">SELECT ActionId FROM ACTION</text:span></text:p>
      <text:p text:style-name="P6"><text:span text:style-name="T2">WHERE actıon.creatorıd IN(</text:span></text:p>
      <text:p text:style-name="P6"><text:span text:style-name="T2">SELECT CreatorId</text:span></text:p>
      <text:p text:style-name="P6"><text:span text:style-name="T2">FROM ACTION,CONNECTION</text:span></text:p>
      <text:p text:style-name="P6"><text:span text:style-name="T2">WHERE ACTION.ActionId = connectıon.actıonıd and CONNECTION.Status = 'ACCEPTED' and DestinationId=51</text:span></text:p>
      <text:p text:style-name="P6"><text:span text:style-name="T2">))</text:span></text:p>
      <text:p text:style-name="P6"><text:span text:style-name="T2">UNION</text:span></text:p>
      <text:p text:style-name="P6"><text:span text:style-name="T2">(SELECT ActionId FROM ACTION</text:span></text:p>
      <text:p text:style-name="P6"><text:span text:style-name="T2">WHERE actıon.creatorıd IN(</text:span></text:p>
      <text:p text:style-name="P6"><text:span text:style-name="T2">SELECT DestinationId</text:span></text:p>
      <text:p text:style-name="P6"><text:span text:style-name="T2">FROM ACTION,CONNECTION</text:span></text:p>
      <text:p text:style-name="P6"><text:span text:style-name="T2">WHERE ACTION.ActionId = connectıon.actıonıd and CONNECTION.Status = 'ACCEPTED' and CreatorId=51</text:span></text:p>
      <text:p text:style-name="P6"><text:span text:style-name="T2">)</text:span></text:p>
      <text:p text:style-name="P6"><text:span text:style-name="T2">)</text:span></text:p>
      <text:p text:style-name="P6"><text:span text:style-name="T2">UNION(</text:span></text:p>
      <text:p text:style-name="P6"><text:span text:style-name="T2">SELECT ActionId FROM ACTION</text:span></text:p>
      <text:p text:style-name="P6"><text:span text:style-name="T2">WHERE actıon.creatorıd IN(</text:span></text:p>
      <text:p text:style-name="P6"><text:span text:style-name="T2">SELECT DestinationId</text:span></text:p>
      <text:p text:style-name="P6"><text:span text:style-name="T2">FROM ACTION,FOLLOW</text:span></text:p>
      <text:p text:style-name="P6"><text:span text:style-name="T2">WHERE ACTION.ActionId = FOLLOW.actıonıd and ACTION.CreatorId=51)</text:span></text:p>
      <text:p text:style-name="P6"><text:span text:style-name="T2">))</text:span></text:p>
      <text:p text:style-name="P8"><text:span text:style-name="T2">/*Hashtag iceren postlar*/</text:span></text:p>
      <text:p text:style-name="P5"><text:span text:style-name="T2">SELECT</text:span></text:p>
      <text:p text:style-name="P5"><text:span text:style-name="T2">Text</text:span></text:p>
      <text:p text:style-name="P5"><text:span text:style-name="T2">FROM POST_CONTAINS_HASHTAG,POST,HASHTAG</text:span></text:p>
      <text:p text:style-name="P5"><text:span text:style-name="T2">WHERE post_contaıns_hashtag.actıonıd = post.actıonıd AND post_contaıns_hashtag.hashtagname = hashtag.hashtagname and</text:span></text:p>
      <text:p text:style-name="P5"><text:span text:style-name="T2">HASHTAG.HashtagName = '#ERP'</text:span></text:p>
      <text:p text:style-name="P2"/>
      <text:p text:style-name="P11"><text:soft-page-break/><text:span text:style-name="T4">/*murat osman unalır son 1 ayda aldıgı goruntulenme sayısı*/</text:span></text:p>
      <text:p text:style-name="P7"><text:span text:style-name="T4">SELECT COUNT(*)</text:span></text:p>
      <text:p text:style-name="P7"><text:span text:style-name="T4">FROM ACTION_VIEW,ACTION</text:span></text:p>
      <text:p text:style-name="P7"><text:span text:style-name="T4">WHERE ACTION.ActionId = ACTION_VIEW.ActionId AND ACTION.DestinationId = 1 AND ACTION.ActionDate BETWEEN TO_DATE('2018-11-23','YYYY-MM-DD') AND</text:span></text:p>
      <text:p text:style-name="P9">TO_DATE('2018-12-23','YYYY-MM-DD');</text:p>
      <text:p text:style-name="P9"/>
      <text:p text:style-name="P9"/>
      <text:p text:style-name="P12"><text:span text:style-name="T4">/*Bir is ilanına basvuranlardan DATABASE skill'ine sahip olanlar*/</text:span></text:p>
      <text:p text:style-name="P7"><text:span text:style-name="T4">SELECT LINKEDIN_USER.FNAME, LINKEDIN_USER.LNAME</text:span></text:p>
      <text:p text:style-name="P7"><text:span text:style-name="T4">FROM JOB_APPLY,LINKEDIN_USER,CREATOR,CREATOR_PROFILE,PROFILE_INFO,USER_PROFILE</text:span></text:p>
      <text:p text:style-name="P7"><text:span text:style-name="T4">WHERE JOB_APPLY.AdvertisementId = 1 AND JOB_APPLY.UserId = LINKEDIN_USER.UserId AND LINKEDIN_USER.CreatorId = CREATOR.CreatorId AND </text:span></text:p>
      <text:p text:style-name="P7"><text:span text:style-name="T4">CREATOR.CreatorId = CREATOR_PROFILE.CreatorId AND CREATOR_PROFILE.ProfileId = USER_PROFILE.ProfileId <text:s/>AND USER_PROFILE.ProfileId = PROFILE_INFO.ProfileId AND</text:span></text:p>
      <text:p text:style-name="P9">PROFILE_INFO.PROFILEINFOTYPE = 'SKILL' AND PROFILE_INFO.INFONAME = 'DATABASE'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278in" fo:margin-bottom="0.0835in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25in" fo:margin-bottom="0.0835in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222in" fo:margin-bottom="0.0555in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1945in" fo:margin-bottom="0.0555in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1665in" fo:margin-bottom="0.0555in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1665in" fo:margin-bottom="0.0555in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in" fo:margin-bottom="0.0417in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in" fo:margin-bottom="0.222in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4" meta:paragraph-count="108" meta:word-count="433" meta:character-count="4495"/>
    <dc:date>2018-12-26T19:58:57.92</dc:date>
    <dc:creator>Atakan Cetin</dc:creator>
    <meta:generator>OpenOffice/4.1.6$Win32 OpenOffice.org_project/416m1$Build-9790</meta:generator>
  </office:meta>
</office:document-meta>
</file>